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44in"/>
    </style:style>
    <style:style style:name="co3" style:family="table-column">
      <style:table-column-properties fo:break-before="auto" style:column-width="1.2965in"/>
    </style:style>
    <style:style style:name="co4" style:family="table-column">
      <style:table-column-properties fo:break-before="auto" style:column-width="1.9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55in" fo:break-before="auto" style:use-optimal-row-height="true"/>
    </style:style>
    <style:style style:name="ro3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olicy Type</text:p>
          </table:table-cell>
          <table:table-cell office:value-type="string" calcext:value-type="string">
            <text:p>Policy Type Desc</text:p>
          </table:table-cell>
          <table:table-cell office:value-type="string" calcext:value-type="string">
            <text:p>Policy Status</text:p>
          </table:table-cell>
          <table:table-cell office:value-type="string" calcext:value-type="string">
            <text:p>Policy Status Desc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ามัญ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มีผลบังคับ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ามัญ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ชำระครบ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ามัญ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ค้างชำระ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ามัญ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ยกเว้นชำระ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ามัญ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ขยายเวลา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ามัญ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ปิดบัญชี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ามัญ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ปิดบัญชีอัตโนมัติ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ามัญ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ปฏิเสธ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ามัญ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ยกเลิก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ามัญ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มรณกรรม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ามัญ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เวนคืน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ามัญ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ขาดผล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ามัญ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เวนคืนอัตโนมัติ</text:p>
          </table:table-cell>
        </table:table-row>
        <table:table-row table:style-name="ro2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ามั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ขาดผลครบ 5 ปี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ามัญ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ครบสัญญา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<text:s/>อุตสาหกรร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มีผลบังคับ</text:p>
          </table:table-cell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<text:s/>อุตสาหกรร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มีผลบังคับ (ขาดชำระ 1 เดือน)</text:p>
          </table:table-cell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<text:s/>อุตสาหกรร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มีผลบังคับ (ขาดชำระ 2 เดือน)</text:p>
          </table:table-cell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<text:s/>อุตสาหกรร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ค้างชำระ (Outstanding 3 เดือน)</text:p>
          </table:table-cell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<text:s/>อุตสาหกรร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ค้างชำระ (Outstanding 4 เดือน)</text:p>
          </table:table-cell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<text:s/>อุตสาหกรร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ค้างชำระ (Outstanding 5 เดือน)</text:p>
          </table:table-cell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<text:s/>อุตสาหกรร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ปิดบัญชี (มีมูลค่า)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<text:s/>อุตสาหกรรม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ขาดผล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<text:s/>อุตสาหกรรม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ชำระครบ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<text:s/>อุตสาหกรร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มีผลบังคับ</text:p>
          </table:table-cell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<text:s/>อุตสาหกรร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มีผลบังคับ (ขาดชำระ 1 เดือน)</text:p>
          </table:table-cell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<text:s/>อุตสาหกรร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มีผลบังคับ (ขาดชำระ 2 เดือน)</text:p>
          </table:table-cell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<text:s/>อุตสาหกรร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ค้างชำระ (Outstanding 3 เดือน)</text:p>
          </table:table-cell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<text:s/>อุตสาหกรร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ค้างชำระ (Outstanding 4 เดือน)</text:p>
          </table:table-cell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<text:s/>อุตสาหกรร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ค้างชำระ (Outstanding 5 เดือน)</text:p>
          </table:table-cell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<text:s/>อุตสาหกรร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ปิดบัญชี (มีมูลค่า)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<text:s/>อุตสาหกรรม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ขาดผล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<text:s/>อุตสาหกรรม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ชำระครบ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มีผลบังคับ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ขาดผล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สิ้นสุดสัญญา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บอกล้าง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ยกเลิกสัญญา (โดยบริษัท)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เสียชีวิต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ปฏิเสธการจ่ายสินไหม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ยกเลิก (ลูกค้า)</text:p>
          </table:table-cell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6T09:35:01.848808732</meta:creation-date>
    <dc:date>2020-05-26T09:45:38.321207544</dc:date>
    <meta:editing-duration>PT10M37S</meta:editing-duration>
    <meta:editing-cycles>2</meta:editing-cycles>
    <meta:generator>LibreOffice/6.4.3.2$MacOSX_X86_64 LibreOffice_project/747b5d0ebf89f41c860ec2a39efd7cb15b54f2d8</meta:generator>
    <meta:document-statistic meta:table-count="1" meta:cell-count="168" meta:object-count="0"/>
  </office:meta>
</office:document-meta>
</file>